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5" style:parent-style-name="Шрифтнаабзацапоподразбиране" style:family="text">
      <style:text-properties fo:language="en" fo:country="US"/>
    </style:style>
    <style:style style:name="T6" style:parent-style-name="Шрифтнаабзацапоподразбиране" style:family="text">
      <style:text-properties fo:language="en" fo:country="US"/>
    </style:style>
    <style:style style:name="T7" style:parent-style-name="Шрифтнаабзацапоподразбиране" style:family="text">
      <style:text-properties fo:language="en" fo:country="US"/>
    </style:style>
    <style:style style:name="T8" style:parent-style-name="Шрифтнаабзацапоподразбиране" style:family="text">
      <style:text-properties fo:language="en" fo:country="US"/>
    </style:style>
    <style:style style:name="T9" style:parent-style-name="Шрифтнаабзацапоподразбиране" style:family="text">
      <style:text-properties fo:language="en" fo:country="US"/>
    </style:style>
    <style:style style:name="T10" style:parent-style-name="Шрифтнаабзацапоподразбиране" style:family="text">
      <style:text-properties fo:language="en" fo:country="US"/>
    </style:style>
    <style:style style:name="P11" style:parent-style-name="Standard" style:family="paragraph">
      <style:text-properties fo:language="en" fo:country="US"/>
    </style:style>
  </office:automatic-styles>
  <office:body>
    <office:text text:use-soft-page-breaks="true">
      <text:p text:style-name="P1"/>
      <text:p text:style-name="Standard">От диабет втори тип обикновено се разболяват хора в зряла възраст, най-често след 40 години. В много сручай появата му е свързана с повишаване на теглото. При затлъстяването се<text:s/>променя конфигурацията на клетъчните рецептори, към които трябва да се доближи инсулинът /хормонът регулиращ нивото на кръвната захар/ и те понижават чуствителността си спрямо него. Необходимо е по-голямо количество инсулин за да се преодолеят клетъчните рецептори, което води до повишено натоварване на жлезите, произвеждащи инсулин и намаляване на неговата секреция в бъдеще. Най-важното в профилактиката на диабета от този тип е поддържането на нормално телесно тегло. Неговото начало е по-слабо забележимо, затова хората със затлъстяване трябва перодично да контролират нивото на клюкозата в кръвта си. Редовните физически упражнения също помагат за намаляване на телесната васа и подобряват общото физическо състояние.</text:p>
      <text:p text:style-name="Standard"/>
      <text:p text:style-name="Standard">Диета при диабет</text:p>
      <text:p text:style-name="Standard"/>
      <text:p text:style-name="Standard">Главната й цел е да поддържа постоянно ниво на глюкозата в кръвта, максимално доближаващо се до нормата.</text:p>
      <text:p text:style-name="Standard">Препоръките по отношение на хрането при пациенти с нормално и наднормено тегло са различни.</text:p>
      <text:p text:style-name="Standard">При нормално тегло се препоръчва:</text:p>
      <text:list text:style-name="LFO1" text:continue-numbering="true">
        <text:list-item>
          <text:p text:style-name="P2">да се избягват продукти, рязко повишаващи нивото<text:s/>на захарта. Към тях се отнасят захарните изделия, медът, плодовите сокове, сушените плодове.</text:p>
        </text:list-item>
        <text:list-item>
          <text:p text:style-name="P3">Да се консумират достатъчно количество растителна целулоза под формата на зеленчуци.</text:p>
        </text:list-item>
        <text:list-item>
          <text:p text:style-name="P4">Равномерно да се разпределя храненето в течение на деня. Денонощният порцион<text:s/>трябва да се разпредели на 4-5 приема, а не на 1-2.</text:p>
        </text:list-item>
      </text:list>
      <text:p text:style-name="Standard">При наднормено тегло на първо място е калоричността на порцията. Тя трябва да се намали за сметка на мазнините и алкохола. Показател за правилното хранене е намаляване на телсното тегло с до 1 кг на седмица. Във всекидневното меню трябва да се включват пресни зеленчуци и плодове – те са необходими за задоволяване на увеличената потпребност на организма от витамини и минерали.</text:p>
      <text:p text:style-name="Standard"/>
      <text:p text:style-name="Standard">Подсладители в кулинарията</text:p>
      <text:p text:style-name="Standard">най-често използваният е захарта. Тя е главен източник на енергия на организма, променя качеството на храната и съдейства за по-продължителното съхраняване на някои продукти. Основните видове са бяла и кафява. В менюто на диабетици и хора с наднормено тегло се препоръчва да не се включват продукти, съдържащи захар. В тези случаи храната се приготвя <text:s/>без захар с естествени подстладитрли като мед, кленов сироп, както и синтетични подсладители.</text:p>
      <text:p text:style-name="Standard"/>
      <text:p text:style-name="Standard">Медът е основният заместител на захарта в кулинарията. При печене свързва продуктите и подобрява качеството на сладкишите. Придава своеобразен вкус на ястията и сосовете. В комбинация с ябълков оцет и зехтин се използва за подправяне на салати.</text:p>
      <text:p text:style-name="Standard">Поради по-високата си захарност в готварските рецепти може да се заменят 250 г захар с 150-200 г мед и съответно да се намали с<text:s/>50 мл количеството течност.</text:p>
      <text:p text:style-name="Standard">Когато се използва в кулинарията трябва да се има предвид, че при температура над 35 градуса по Целзий, губи много от аромата си, а при температура над 40 градуса, се разрушават много от ценните вещества, които съдържа. От меда<text:s/>продуктите бързо потъмняват и това е още една от причините да се готви на слаб огън.</text:p>
      <text:p text:style-name="Standard">Само 100 г мед са достатъчни да задоволят денонощната потребност на организма от ценни микроелементи, особено желязо, магнезий, манган, както и нуждата на мозъка и тялото<text:s/>да бъдат заредени с енергия.</text:p>
      <text:p text:style-name="Standard">Фруктозата, съдържаща се в плодовете, растенията и меда е един от най-често използваните природни подсладители. Тя е двойно по-сладка от захарта, но има същата калоричност, т.е. 1 г от нея съдържат 4<text:s/><text:span text:style-name="T5">kcal.<text:s/></text:span>Нейното основно<text:s/>предимство е ниският й гликемичен индекс. Може да се използва в диабетичното и диетичното хранене, но умерено – до 30 гр в денонощието, което не води до значително повишаване на глюкозата в кръвта.</text:p>
      <text:p text:style-name="Standard">Меласата е друг заместител на захарта. Получава се след кристализирането на захарта от тръстиков или цвеклов сок. От тръстиковата меласа в комбинация с рафиниран сироп се прави петмез, използван за приготвянето на кексове и други тестени произведения.</text:p>
      <text:p text:style-name="Standard">Захарният петмез е източник на енергия и съдържа калций и желязо. Светлият петмез се получава като допълнителен продукт при рафинирането на захарта. Той е по-малко сладък от нея и няма такава хранителна стойност. Използва се главно за подслаждане на кексове и пудинги, сосове и плънки и някой видове хляб.</text:p>
      <text:p text:style-name="Standard">115 г кафява<text:s/>захар се равняват на 85 гр бяла захар ии 2 с. л. Меласа или тъмно оцветен петмез.</text:p>
      <text:p text:style-name="Standard"/>
      <text:p text:style-name="Standard">Канела</text:p>
      <text:p text:style-name="Standard"/>
      <text:p text:style-name="Standard"><text:span text:style-name="StrongEmphasis">Канела</text:span>та понижава кръвната захар и се използва широко от диабетици и хора с повишен риск за развитие на<text:s/><text:span text:style-name="StrongEmphasis">диабет</text:span>.</text:p>
      <text:p text:style-name="Standard"><text:span text:style-name="StrongEmphasis">Канела</text:span><text:s/>е широко разпространена подправка, която намира медицинско приложение при<text:s/><text:span text:style-name="StrongEmphasis">раздразнен стомах</text:span>,<text:s/><text:span text:style-name="StrongEmphasis">диария</text:span><text:s/>и повишено натрупване на<text:s/><text:span text:style-name="StrongEmphasis">газове в червата</text:span><text:s/>и чувство на подуване.<text:s/><text:span text:style-name="StrongEmphasis">Канела</text:span><text:s/>се прилага също и като средство за стимулиране на апетита. Притежава антибактериални и противопаразитни свойства, които обуславят приложението при различни бактериални и паразитни инфекции.</text:p>
      <text:p text:style-name="Standard"/>
      <text:p text:style-name="Standard">Гликемичен индекс</text:p>
      <text:p text:style-name="Standard">Гликемичният индекс/<text:span text:style-name="T6">GI/</text:span><text:s/>показва с каква скорост даден продукт се превръща в глюкоза и постъпва в кръвния поток. <text:s/>Съществуват различни начини за отчитане на гликемичния индекс<text:s/>в зависимост кои продукти – бял хляб, глюкоза, картофено пюре /нишесте/ - се вземат за база 100. Нашата таблица показва индекса по отношение на глюкозата, която се приема за 100, но в някои случаи случаи той е усреднен показател.</text:p>
      <text:p text:style-name="Standard">Ниският<text:s/><text:span text:style-name="T7">GI,<text:s/></text:span>под 50, предизвиква слабо покачване на кръвната захар.</text:p>
      <text:p text:style-name="Standard">Средният<text:s/><text:span text:style-name="T8">GI</text:span>, между 50 и 70 – е характерен за постепенното нарастване на кръвната захар.</text:p>
      <text:p text:style-name="Standard">Високият <text:s/><text:span text:style-name="T9">GI,<text:s/></text:span>над 70, предизвиква взривно увеличаване на кръвната захар.</text:p>
      <text:p text:style-name="Standard"/>
      <text:p text:style-name="Standard">Добри /сложни/ въглехидрати,<text:s/><text:span text:style-name="T10">GI<text:s/></text:span>под 50 – за разграждането им организмът изразходва повече време и енергия, задържат се по-дълго в него и така в кръвта по-бавно се освобождава глюкоза . След консумацията им се чувствате сити поне 3-4 часа между отделните хранения, енергични <text:s/>и в добро здраве. <text:s/>Съдържат се в<text:s/>бобовите и соевите храни, ядките, семената, триците, различните зеленчуци и плодове. Всички те са богати и на фибри, които се смятат за трудно смилаеми – например люспите на пшеницата, триците, обелките на ябълките и др. Необходимата за здравнословното хранене дневна доза целулоза е поне 30 грама дневно. За целта менюто ви всеки ден трябвад а съдържа – овесени ядки, мюсли, пектин, трици, моркови, броколи, ядки, сушени плодове, соя, пълнозърнести тестени изделия.</text:p>
      <text:p text:style-name="Standard"/>
      <text:p text:style-name="Standard">Лоши / прости/ въглехидрати – това са продуктите, които се рзграждат много бързо и повишават рязко нивото на кръвната захар, предизвиквайки атаки на вълчи глад.</text:p>
      <text:p text:style-name="Standard"/>
      <text:p text:style-name="Standard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Тестени изделия и десерти</text:p>
      <text:p text:style-name="Standard"/>
      <text:p text:style-name="Standard"/>
      <text:p text:style-name="Standard">Турски десерт с изсушени кайсии</text:p>
      <text:p text:style-name="Standard"/>
      <text:p text:style-name="Standard">Напитки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GoBack"/><text:bookmark-end text:name="_GoBack"/>1/2</text:p>
      <text:p text:style-name="Standard">Стевия</text:p>
      <text:p text:style-name="Standard"/>
      <text:p text:style-name="Standard"/>
      <text:p text:style-name="Standard">Шоколад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zh" style:country-asian="CN" style:language-complex="hi" style:country-complex="IN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Standard" style:display-name="Standard" style:family="paragraph">
      <style:text-properties fo:hyphenate="false"/>
    </style:style>
    <style:style style:name="Заглавие" style:display-name="Заглав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лавие" style:display-name="Подзаглавие" style:family="paragraph" style:parent-style-name="Заглав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ък" style:display-name="Списък" style:family="paragraph" style:parent-style-name="Textbody">
      <style:text-properties fo:hyphenate="false"/>
    </style:style>
    <style:style style:name="Надпис" style:display-name="Надпис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Акцентиран" style:display-name="Акцентиран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er</dc:creator>
    <meta:creation-date>2015-07-20T09:49:00Z</meta:creation-date>
    <dc:date>2015-07-21T15:32:00Z</dc:date>
    <meta:template xlink:href="Normal.dotm" xlink:type="simple"/>
    <meta:editing-cycles>4</meta:editing-cycles>
    <meta:editing-duration>PT15420S</meta:editing-duration>
    <meta:document-statistic meta:page-count="1" meta:paragraph-count="13" meta:word-count="975" meta:character-count="6524" meta:row-count="46" meta:non-whitespace-character-count="5562"/>
  </office:meta>
</office:document-meta>
</file>